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902" officeooo:paragraph-rsid="001a2902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a2902" officeooo:paragraph-rsid="001a2902"/>
    </style:style>
    <style:style style:name="P3" style:family="paragraph" style:parent-style-name="Standard">
      <style:text-properties officeooo:rsid="001a2902" officeooo:paragraph-rsid="001a2902" fo:background-color="#ffff00"/>
    </style:style>
    <style:style style:name="P4" style:family="paragraph" style:parent-style-name="Standard">
      <style:text-properties officeooo:rsid="001a2902" officeooo:paragraph-rsid="001a2902" fo:background-color="#ff0000"/>
    </style:style>
    <style:style style:name="T1" style:family="text">
      <style:text-properties officeooo:rsid="001b4459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) shapes</text:p>
      <text:p text:style-name="P3"><text:span text:style-name="T1">PACK</text:span>1----</text:p>
      <text:p text:style-name="P1">package shapes.circle;</text:p>
      <text:p text:style-name="P1">public class Circle</text:p>
      <text:p text:style-name="P1">{</text:p>
      <text:p text:style-name="P1"><text:s/>float radius;</text:p>
      <text:p text:style-name="P1"><text:s/>public Circle(float radius)</text:p>
      <text:p text:style-name="P1"><text:s/>{</text:p>
      <text:p text:style-name="P1"><text:s text:c="4"/>this.radius=radius;</text:p>
      <text:p text:style-name="P1"><text:s/>}</text:p>
      <text:p text:style-name="P1"><text:s/>public float getPerimeter()</text:p>
      <text:p text:style-name="P1"><text:s/>{</text:p>
      <text:p text:style-name="P1"><text:s text:c="2"/>return 2*3.14f*radius;</text:p>
      <text:p text:style-name="P1"><text:s/>}</text:p>
      <text:p text:style-name="P1"><text:s/>public float getArea()</text:p>
      <text:p text:style-name="P1"><text:s/>{</text:p>
      <text:p text:style-name="P1"><text:s text:c="2"/>return 3.14f*radius*radius;</text:p>
      <text:p text:style-name="P1"><text:s/>}</text:p>
      <text:p text:style-name="P1">}</text:p>
      <text:p text:style-name="P3"><text:span text:style-name="T1">PACK</text:span>2----</text:p>
      <text:p text:style-name="P1">package shapes.circle;</text:p>
      <text:p text:style-name="P1">public class Circle</text:p>
      <text:p text:style-name="P1">{</text:p>
      <text:p text:style-name="P1"><text:s/>float radius;</text:p>
      <text:p text:style-name="P1"><text:s/>public Circle(float radius)</text:p>
      <text:p text:style-name="P1"><text:s/>{</text:p>
      <text:p text:style-name="P1"><text:s text:c="4"/>this.radius=radius;</text:p>
      <text:p text:style-name="P1"><text:s/>}</text:p>
      <text:p text:style-name="P1"><text:s/>public float getPerimeter()</text:p>
      <text:p text:style-name="P1"><text:s/>{</text:p>
      <text:p text:style-name="P1"><text:s text:c="2"/>return 2*3.14f*radius;</text:p>
      <text:p text:style-name="P1"><text:s/>}</text:p>
      <text:p text:style-name="P1"><text:s/>public float getArea()</text:p>
      <text:p text:style-name="P1"><text:s/>{</text:p>
      <text:p text:style-name="P1"><text:s text:c="2"/>return 3.14f*radius*radius;</text:p>
      <text:p text:style-name="P1"><text:s/>}</text:p>
      <text:p text:style-name="P1">}</text:p>
      <text:p text:style-name="P3"><text:span text:style-name="T1">PACK</text:span>3-----</text:p>
      <text:p text:style-name="P1">package shapes.triangle;</text:p>
      <text:p text:style-name="P1">public class Triangle</text:p>
      <text:p text:style-name="P1">{</text:p>
      <text:p text:style-name="P1"><text:s/>float base,height,llength,rlength;</text:p>
      <text:p text:style-name="P1"><text:s text:c="2"/>public Triangle(float base,float height,float llength,float rlength) </text:p>
      <text:p text:style-name="P1"><text:s text:c="3"/>{</text:p>
      <text:p text:style-name="P1"><text:s text:c="3"/>this.base=base;</text:p>
      <text:p text:style-name="P1"><text:s text:c="3"/>this.height=height;</text:p>
      <text:p text:style-name="P1"><text:s text:c="3"/>this.llength=llength;</text:p>
      <text:p text:style-name="P1"><text:s text:c="3"/>this.rlength=rlength;</text:p>
      <text:p text:style-name="P1"><text:s text:c="3"/>}</text:p>
      <text:p text:style-name="P1"><text:s text:c="3"/>public float getArea()</text:p>
      <text:p text:style-name="P1"><text:s text:c="3"/>{</text:p>
      <text:p text:style-name="P1"><text:s text:c="5"/>return base*height/2;</text:p>
      <text:p text:style-name="P1"><text:soft-page-break/><text:s text:c="3"/>}</text:p>
      <text:p text:style-name="P1"><text:s text:c="3"/>public float getPerimeter()</text:p>
      <text:p text:style-name="P1"><text:s text:c="3"/>{</text:p>
      <text:p text:style-name="P1"><text:s text:c="5"/>return base+llength+rlength;</text:p>
      <text:p text:style-name="P1"><text:s text:c="3"/>}</text:p>
      <text:p text:style-name="P1">}</text:p>
      <text:p text:style-name="P3"/>
      <text:p text:style-name="P3"><text:span text:style-name="T1">MAIN</text:span>------</text:p>
      <text:p text:style-name="P1">import java.util.*;</text:p>
      <text:p text:style-name="P1">import shapes.circle.*;</text:p>
      <text:p text:style-name="P1">import shapes.triangle.*;</text:p>
      <text:p text:style-name="P1">import shapes.square.*;</text:p>
      <text:p text:style-name="P1"/>
      <text:p text:style-name="P1">class ShapesEg </text:p>
      <text:p text:style-name="P1">{</text:p>
      <text:p text:style-name="P1"><text:s text:c="2"/>static Scanner input=new Scanner(System.in);</text:p>
      <text:p text:style-name="P1"><text:s text:c="3"/>static int counts,countt,countc;</text:p>
      <text:p text:style-name="P1"><text:s/>public static void main(String[] args)</text:p>
      <text:p text:style-name="P1"><text:s/>{</text:p>
      <text:p text:style-name="P1"><text:s text:c="3"/>int choice;</text:p>
      <text:p text:style-name="P1"><text:s text:c="3"/>System.out.print("1--circle\n2--Square\n3--Triangle\nenter choice :");</text:p>
      <text:p text:style-name="P1"><text:s text:c="4"/>choice=input.nextInt();</text:p>
      <text:p text:style-name="P1"><text:s text:c="5"/></text:p>
      <text:p text:style-name="P1"><text:s text:c="5"/>if(choice==1)</text:p>
      <text:p text:style-name="P1"><text:s text:c="6"/>{ </text:p>
      <text:p text:style-name="P1"><text:s text:c="9"/>float radius;</text:p>
      <text:p text:style-name="P1"><text:s text:c="4"/>System.out.print("enter radius :");</text:p>
      <text:p text:style-name="P1"><text:s text:c="4"/><text:tab/><text:tab/>radius=input.nextFloat(); </text:p>
      <text:p text:style-name="P1"><text:s text:c="9"/>Circle c=new Circle(radius);</text:p>
      <text:p text:style-name="P1"><text:s text:c="9"/>System.out.println("circle <text:s/>"+"\nArea :"+c.getArea()+"\nperimeter : "+c.getPerimeter()); </text:p>
      <text:p text:style-name="P1"><text:s text:c="5"/>}</text:p>
      <text:p text:style-name="P1"><text:s text:c="5"/>else if(choice==3)</text:p>
      <text:p text:style-name="P1"><text:s text:c="4"/>{</text:p>
      <text:p text:style-name="P1"><text:s text:c="6"/>float base,height,llength,rlength;</text:p>
      <text:p text:style-name="P1"><text:s text:c="6"/>System.out.print("enter base :");</text:p>
      <text:p text:style-name="P1"><text:s text:c="5"/><text:tab/><text:tab/>base=input.nextFloat();</text:p>
      <text:p text:style-name="P1"><text:s text:c="6"/>System.out.print("enter height : ");</text:p>
      <text:p text:style-name="P1"><text:s text:c="16"/>height=input.nextFloat();</text:p>
      <text:p text:style-name="P1"><text:s text:c="6"/>System.out.print("enter left side length <text:s/>: ");</text:p>
      <text:p text:style-name="P1"><text:s text:c="17"/>llength=input.nextFloat();</text:p>
      <text:p text:style-name="P1"><text:s text:c="6"/>System.out.print("enter right side length : ");</text:p>
      <text:p text:style-name="P1"><text:s text:c="18"/>rlength=input.nextFloat();</text:p>
      <text:p text:style-name="P1"><text:s text:c="7"/>Triangle t=new Triangle(base,height,llength,rlength);</text:p>
      <text:p text:style-name="P1"><text:s text:c="8"/>System.out.println("\t\tTriangle\nArea ="+t.getArea()+"\nperimeter : "+t.getPerimeter()); </text:p>
      <text:p text:style-name="P1"><text:s text:c="4"/>}</text:p>
      <text:p text:style-name="P1"><text:s text:c="4"/>else if(choice==2)</text:p>
      <text:p text:style-name="P1"><text:s text:c="4"/>{</text:p>
      <text:p text:style-name="P1"><text:s text:c="6"/>float side;</text:p>
      <text:p text:style-name="P1"><text:s text:c="6"/>System.out.print("enter side length : ");</text:p>
      <text:p text:style-name="P1"><text:s text:c="12"/>side=input.nextFloat();</text:p>
      <text:p text:style-name="P1"><text:s text:c="5"/>Square s=new Square(side);</text:p>
      <text:p text:style-name="P1"><text:s text:c="6"/>System.out.println("\t\tSquare\nArea ="+s.getArea()+"\nPerimeter ="+s.getPerimeter());</text:p>
      <text:p text:style-name="P1"><text:soft-page-break/><text:s text:c="4"/>}</text:p>
      <text:p text:style-name="P1"><text:s text:c="4"/></text:p>
      <text:p text:style-name="P1"><text:s/>}</text:p>
      <text:p text:style-name="P1">}</text:p>
      <text:p text:style-name="P1">/*</text:p>
      <text:p text:style-name="P3">SAMPLE I/O :</text:p>
      <text:p text:style-name="P1">aswin@aswin-pavilion-15:~/Desktop/sem3/java/lab/ex6$ javac ShapesEg.java </text:p>
      <text:p text:style-name="P1">aswin@aswin-pavilion-15:~/Desktop/sem3/java/lab/ex6$ java ShapesEg</text:p>
      <text:p text:style-name="P1">1--circle</text:p>
      <text:p text:style-name="P1">2--Square</text:p>
      <text:p text:style-name="P1">3--Triangle</text:p>
      <text:p text:style-name="P1">enter choice :1</text:p>
      <text:p text:style-name="P1">enter radius :5</text:p>
      <text:p text:style-name="P1">circle <text:s/></text:p>
      <text:p text:style-name="P1">Area :78.5</text:p>
      <text:p text:style-name="P1">perimeter : 31.400002</text:p>
      <text:p text:style-name="P1">aswin@aswin-pavilion-15:~/Desktop/sem3/java/lab/ex6$ java ShapesEg</text:p>
      <text:p text:style-name="P1">1--circle</text:p>
      <text:p text:style-name="P1">2--Square</text:p>
      <text:p text:style-name="P1">3--Triangle</text:p>
      <text:p text:style-name="P1">enter choice :2</text:p>
      <text:p text:style-name="P1">enter side length : 2</text:p>
      <text:p text:style-name="P1"><text:tab/><text:tab/>Square</text:p>
      <text:p text:style-name="P1">Area =4.0</text:p>
      <text:p text:style-name="P1">Perimeter =8.0</text:p>
      <text:p text:style-name="P1">aswin@aswin-pavilion-15:~/Desktop/sem3/java/lab/ex6$ java ShapesEg</text:p>
      <text:p text:style-name="P1">1--circle</text:p>
      <text:p text:style-name="P1">2--Square</text:p>
      <text:p text:style-name="P1">3--Triangle</text:p>
      <text:p text:style-name="P1">enter choice :3</text:p>
      <text:p text:style-name="P1">enter base :2</text:p>
      <text:p text:style-name="P1">enter height : 3</text:p>
      <text:p text:style-name="P1">enter left side length <text:s/>: 4</text:p>
      <text:p text:style-name="P1">enter right side length : 5</text:p>
      <text:p text:style-name="P1"><text:tab/><text:tab/>Triangle</text:p>
      <text:p text:style-name="P1">Area =3.0</text:p>
      <text:p text:style-name="P1">perimeter : 11.0</text:p>
      <text:p text:style-name="P1"/>
      <text:p text:style-name="P1"/>
      <text:p text:style-name="P2">*/</text:p>
      <text:p text:style-name="P4">Q2)converter</text:p>
      <text:p text:style-name="P3">PACK1--------</text:p>
      <text:p text:style-name="P1"><text:s text:c="8"/>package mypackage.currency;</text:p>
      <text:p text:style-name="P1">public class CurrencyConverter</text:p>
      <text:p text:style-name="P1">{ <text:s text:c="2"/>public float cmoney;</text:p>
      <text:p text:style-name="P1"><text:s text:c="2"/>public CurrencyConverter(float money,int choice)</text:p>
      <text:p text:style-name="P1"><text:s text:c="2"/>{</text:p>
      <text:p text:style-name="P1"><text:s text:c="4"/>if(choice==1)</text:p>
      <text:p text:style-name="P1"><text:s text:c="8"/>INR_D(money);</text:p>
      <text:p text:style-name="P1"><text:s text:c="4"/>else if(choice==2)</text:p>
      <text:p text:style-name="P1"><text:s text:c="8"/>INR_E(money);</text:p>
      <text:p text:style-name="P1"><text:s text:c="4"/>else if(choice==3)</text:p>
      <text:p text:style-name="P1"><text:soft-page-break/><text:s text:c="8"/>INR_Y(money);</text:p>
      <text:p text:style-name="P1"><text:s text:c="4"/>else if(choice==4)</text:p>
      <text:p text:style-name="P1"><text:s text:c="8"/>D_INR(money);</text:p>
      <text:p text:style-name="P1"><text:s text:c="3"/>else if(choice==5)</text:p>
      <text:p text:style-name="P1"><text:s text:c="8"/>E_INR(money);</text:p>
      <text:p text:style-name="P1"><text:s text:c="3"/>else if(choice==6)</text:p>
      <text:p text:style-name="P1"><text:s text:c="8"/>Y_INR(money);</text:p>
      <text:p text:style-name="P1"><text:s text:c="2"/>}</text:p>
      <text:p text:style-name="P1"><text:s text:c="3"/>void INR_D(float money)</text:p>
      <text:p text:style-name="P1"><text:s text:c="7"/>{</text:p>
      <text:p text:style-name="P1"><text:s text:c="9"/>cmoney=money*0.014f;</text:p>
      <text:p text:style-name="P1"><text:s text:c="7"/>}</text:p>
      <text:p text:style-name="P1"><text:s text:c="4"/>void INR_E(float money)</text:p>
      <text:p text:style-name="P1"><text:s text:c="7"/>{</text:p>
      <text:p text:style-name="P1"><text:s text:c="9"/>cmoney=money*0.013f;</text:p>
      <text:p text:style-name="P1"><text:s text:c="7"/>}</text:p>
      <text:p text:style-name="P1"><text:s text:c="5"/>void INR_Y(float money)</text:p>
      <text:p text:style-name="P1"><text:s text:c="7"/>{</text:p>
      <text:p text:style-name="P1"><text:s text:c="9"/>cmoney=money*1.48f;</text:p>
      <text:p text:style-name="P1"><text:s text:c="7"/>}</text:p>
      <text:p text:style-name="P1"><text:s text:c="5"/>void D_INR(float money)</text:p>
      <text:p text:style-name="P1"><text:s text:c="7"/>{</text:p>
      <text:p text:style-name="P1"><text:s text:c="9"/>cmoney=money*71.76f;</text:p>
      <text:p text:style-name="P1"><text:s text:c="7"/>}</text:p>
      <text:p text:style-name="P1"><text:s text:c="6"/>void E_INR(float money)</text:p>
      <text:p text:style-name="P1"><text:s text:c="7"/>{</text:p>
      <text:p text:style-name="P1"><text:s text:c="9"/>cmoney=money*78.87f;</text:p>
      <text:p text:style-name="P1"><text:s text:c="7"/>}</text:p>
      <text:p text:style-name="P1"><text:s text:c="5"/>void Y_INR(float money)</text:p>
      <text:p text:style-name="P1"><text:s text:c="7"/>{</text:p>
      <text:p text:style-name="P1"><text:s text:c="9"/>cmoney=money*0.68f;</text:p>
      <text:p text:style-name="P1"><text:s text:c="7"/>}</text:p>
      <text:p text:style-name="P1"><text:s text:c="4"/></text:p>
      <text:p text:style-name="P1">}</text:p>
      <text:p text:style-name="P3">PACK2--------</text:p>
      <text:p text:style-name="P1"><text:s text:c="4"/>package mypackage.distance;</text:p>
      <text:p text:style-name="P1">public class DistanceConverter</text:p>
      <text:p text:style-name="P1">{ </text:p>
      <text:p text:style-name="P1"><text:s text:c="2"/>public float cdistance;</text:p>
      <text:p text:style-name="P1"><text:s text:c="2"/>public DistanceConverter(float distance,int choice)</text:p>
      <text:p text:style-name="P1"><text:s text:c="2"/>{</text:p>
      <text:p text:style-name="P1"><text:s text:c="4"/>if(choice==1)</text:p>
      <text:p text:style-name="P1"><text:s text:c="6"/>meter_KM(distance);</text:p>
      <text:p text:style-name="P1"><text:s text:c="4"/>else if(choice==2)</text:p>
      <text:p text:style-name="P1"><text:s text:c="6"/>miles_KM(distance);</text:p>
      <text:p text:style-name="P1"><text:s text:c="4"/>else if(choice==3)</text:p>
      <text:p text:style-name="P1"><text:s text:c="7"/>KM_meter(distance);</text:p>
      <text:p text:style-name="P1"><text:s text:c="4"/>else</text:p>
      <text:p text:style-name="P1"><text:s text:c="9"/>KM_miles(distance);</text:p>
      <text:p text:style-name="P1"><text:s text:c="3"/>}</text:p>
      <text:p text:style-name="P1"><text:s/>void meter_KM(float distance)</text:p>
      <text:p text:style-name="P1"><text:s text:c="3"/>{</text:p>
      <text:p text:style-name="P1"><text:soft-page-break/><text:s text:c="5"/>cdistance=distance*0.001f;</text:p>
      <text:p text:style-name="P1"><text:s text:c="3"/>}</text:p>
      <text:p text:style-name="P1"><text:s text:c="2"/>void miles_KM(float distance)</text:p>
      <text:p text:style-name="P1"><text:s text:c="3"/>{</text:p>
      <text:p text:style-name="P1"><text:s text:c="5"/>cdistance=distance*1.60934f;</text:p>
      <text:p text:style-name="P1"><text:s text:c="3"/>}</text:p>
      <text:p text:style-name="P1"><text:s text:c="2"/>void KM_meter(float distance)</text:p>
      <text:p text:style-name="P1"><text:s text:c="3"/>{</text:p>
      <text:p text:style-name="P1"><text:s text:c="5"/>cdistance=distance*1000;</text:p>
      <text:p text:style-name="P1"><text:s text:c="3"/>}</text:p>
      <text:p text:style-name="P1"><text:s text:c="3"/>void KM_miles(float distance)</text:p>
      <text:p text:style-name="P1"><text:s text:c="3"/>{</text:p>
      <text:p text:style-name="P1"><text:s text:c="5"/>cdistance=distance*0.621371f;</text:p>
      <text:p text:style-name="P1"><text:s text:c="3"/>}</text:p>
      <text:p text:style-name="P1">}</text:p>
      <text:p text:style-name="P3">PACK3--------</text:p>
      <text:p text:style-name="P1">package mypackage.distance;</text:p>
      <text:p text:style-name="P1">public class DistanceConverter</text:p>
      <text:p text:style-name="P1">{ </text:p>
      <text:p text:style-name="P1"><text:s text:c="2"/>public float cdistance;</text:p>
      <text:p text:style-name="P1"><text:s text:c="2"/>public DistanceConverter(float distance,int choice)</text:p>
      <text:p text:style-name="P1"><text:s text:c="2"/>{</text:p>
      <text:p text:style-name="P1"><text:s text:c="4"/>if(choice==1)</text:p>
      <text:p text:style-name="P1"><text:s text:c="6"/>meter_KM(distance);</text:p>
      <text:p text:style-name="P1"><text:s text:c="4"/>else if(choice==2)</text:p>
      <text:p text:style-name="P1"><text:s text:c="6"/>miles_KM(distance);</text:p>
      <text:p text:style-name="P1"><text:s text:c="4"/>else if(choice==3)</text:p>
      <text:p text:style-name="P1"><text:s text:c="7"/>KM_meter(distance);</text:p>
      <text:p text:style-name="P1"><text:s text:c="4"/>else</text:p>
      <text:p text:style-name="P1"><text:s text:c="9"/>KM_miles(distance);</text:p>
      <text:p text:style-name="P1"><text:s text:c="3"/>}</text:p>
      <text:p text:style-name="P1"><text:s/>void meter_KM(float distance)</text:p>
      <text:p text:style-name="P1"><text:s text:c="3"/>{</text:p>
      <text:p text:style-name="P1"><text:s text:c="5"/>cdistance=distance*0.001f;</text:p>
      <text:p text:style-name="P1"><text:s text:c="3"/>}</text:p>
      <text:p text:style-name="P1"><text:s text:c="2"/>void miles_KM(float distance)</text:p>
      <text:p text:style-name="P1"><text:s text:c="3"/>{</text:p>
      <text:p text:style-name="P1"><text:s text:c="5"/>cdistance=distance*1.60934f;</text:p>
      <text:p text:style-name="P1"><text:s text:c="3"/>}</text:p>
      <text:p text:style-name="P1"><text:s text:c="2"/>void KM_meter(float distance)</text:p>
      <text:p text:style-name="P1"><text:s text:c="3"/>{</text:p>
      <text:p text:style-name="P1"><text:s text:c="5"/>cdistance=distance*1000;</text:p>
      <text:p text:style-name="P1"><text:s text:c="3"/>}</text:p>
      <text:p text:style-name="P1"><text:s text:c="3"/>void KM_miles(float distance)</text:p>
      <text:p text:style-name="P1"><text:s text:c="3"/>{</text:p>
      <text:p text:style-name="P1"><text:s text:c="5"/>cdistance=distance*0.621371f;</text:p>
      <text:p text:style-name="P1"><text:s text:c="3"/>}</text:p>
      <text:p text:style-name="P1">}</text:p>
      <text:p text:style-name="P1"/>
      <text:p text:style-name="P3">MAIN---------</text:p>
      <text:p text:style-name="P1"><text:s text:c="5"/>import java.util.*;</text:p>
      <text:p text:style-name="P1">import mypackage.currency.*;</text:p>
      <text:p text:style-name="P1"><text:soft-page-break/>import mypackage.distance.*;</text:p>
      <text:p text:style-name="P1">import mypackage.time.*;</text:p>
      <text:p text:style-name="P1"/>
      <text:p text:style-name="P1">class Converter</text:p>
      <text:p text:style-name="P1">{</text:p>
      <text:p text:style-name="P1"><text:s/>public static void main(String[] args)</text:p>
      <text:p text:style-name="P1"><text:s/>{</text:p>
      <text:p text:style-name="P1"><text:s text:c="2"/>Scanner input=new Scanner(System.in);</text:p>
      <text:p text:style-name="P1"><text:s text:c="2"/>while(true)</text:p>
      <text:p text:style-name="P1"><text:s text:c="2"/>{</text:p>
      <text:p text:style-name="P1"><text:s text:c="3"/>int option,choice,again;</text:p>
      <text:p text:style-name="P1"><text:s text:c="2"/>System.out.print("1--currency converter\n2--Distance converter\n3--Time convereter\nenter your option : ");</text:p>
      <text:p text:style-name="P1"><text:s text:c="2"/><text:tab/><text:tab/>option=input.nextInt();</text:p>
      <text:p text:style-name="P1"><text:s text:c="2"/>if(option==1)</text:p>
      <text:p text:style-name="P1"><text:s text:c="2"/>{</text:p>
      <text:p text:style-name="P1"><text:s text:c="4"/>float money;</text:p>
      <text:p text:style-name="P1"><text:s text:c="4"/>System.out.print("\t1--INR to DOLLAR\n\t2--INR to EURO\n\t3--INR to YEN\n\t4--DOLLAR to INR\n\t5--EURO to INR\n\t6--YEN to INR\nENTER YOUR CHOICE :");</text:p>
      <text:p text:style-name="P1"><text:s text:c="4"/>choice=input.nextInt();</text:p>
      <text:p text:style-name="P1"><text:s text:c="4"/>System.out.print("eneter money : ");</text:p>
      <text:p text:style-name="P1"><text:s text:c="4"/>money=input.nextFloat();</text:p>
      <text:p text:style-name="P1"><text:s text:c="4"/>CurrencyConverter c=new CurrencyConverter(money,choice);</text:p>
      <text:p text:style-name="P1"><text:s text:c="4"/>System.out.println("money is converted "+c.cmoney); <text:s text:c="2"/></text:p>
      <text:p text:style-name="P1"><text:s text:c="2"/>}</text:p>
      <text:p text:style-name="P1"><text:s text:c="2"/>else if(option==2)</text:p>
      <text:p text:style-name="P1"><text:s text:c="2"/>{</text:p>
      <text:p text:style-name="P1"><text:s text:c="4"/>float distance;</text:p>
      <text:p text:style-name="P1"><text:s text:c="4"/>System.out.print("\t1--METER to KILOMETER\n\t2--MILES to KILOMETER\n\t3--KILOMETER to METER\n\t4--KILOMETER to MILES\nENTER YOUR CHOICE : ");</text:p>
      <text:p text:style-name="P1"><text:s text:c="3"/>choice=input.nextInt();</text:p>
      <text:p text:style-name="P1"><text:s text:c="3"/>System.out.print("enter distance : ");</text:p>
      <text:p text:style-name="P1"><text:s text:c="3"/>distance=input.nextFloat();</text:p>
      <text:p text:style-name="P1"><text:s text:c="3"/>DistanceConverter d=new DistanceConverter(distance,choice);</text:p>
      <text:p text:style-name="P1"><text:s text:c="3"/>System.out.println("distance is converted "+d.cdistance);</text:p>
      <text:p text:style-name="P1"><text:s text:c="2"/>}</text:p>
      <text:p text:style-name="P1"><text:s text:c="2"/>else if(option==3)</text:p>
      <text:p text:style-name="P1"><text:s text:c="2"/>{</text:p>
      <text:p text:style-name="P1"><text:s text:c="3"/>float time;</text:p>
      <text:p text:style-name="P1"><text:s text:c="3"/>System.out.print("\t1--HOURS to MINUTES\n\t2--MINUTES to SECONDS\n\t3--MINUTES to HOURS\n\t4--SECONDS to MINUTES\nENTER YOUR CHOICE :");</text:p>
      <text:p text:style-name="P1"><text:s text:c="4"/>choice=input.nextInt();</text:p>
      <text:p text:style-name="P1"><text:s text:c="4"/>System.out.print("enter time : ");</text:p>
      <text:p text:style-name="P1"><text:s text:c="5"/>time=input.nextFloat();</text:p>
      <text:p text:style-name="P1"><text:s text:c="5"/>TimeConverter t=new TimeConverter(time,choice);</text:p>
      <text:p text:style-name="P1"><text:s text:c="5"/>System.out.println("time is converted <text:s/>"+t.ctime);</text:p>
      <text:p text:style-name="P1"><text:s text:c="2"/>}</text:p>
      <text:p text:style-name="P1"><text:s text:c="2"/>System.out.print("\t\t\tdo you want continue with options press 1 : <text:s/>");</text:p>
      <text:p text:style-name="P1"><text:s text:c="3"/>again=input.nextInt();</text:p>
      <text:p text:style-name="P1"><text:s text:c="3"/>if(again!=1)</text:p>
      <text:p text:style-name="P1"><text:s text:c="6"/>break;</text:p>
      <text:p text:style-name="P1"><text:s/>}</text:p>
      <text:p text:style-name="P1"><text:soft-page-break/>}</text:p>
      <text:p text:style-name="P1">}</text:p>
      <text:p text:style-name="P1">/*</text:p>
      <text:p text:style-name="P3">SAMPLE I/O :</text:p>
      <text:p text:style-name="P1"><text:s/>swin@aswin-pavilion-15:~/Desktop/sem3/java/lab/ex6$ javac Converter.java </text:p>
      <text:p text:style-name="P1">aswin@aswin-pavilion-15:~/Desktop/sem3/java/lab/ex6$ java Converter</text:p>
      <text:p text:style-name="P1">1--currency converter</text:p>
      <text:p text:style-name="P1">2--Distance converter</text:p>
      <text:p text:style-name="P1">3--Time convereter</text:p>
      <text:p text:style-name="P1">enter your option : 1</text:p>
      <text:p text:style-name="P1"><text:tab/>1--INR to DOLLAR</text:p>
      <text:p text:style-name="P1"><text:tab/>2--INR to EURO</text:p>
      <text:p text:style-name="P1"><text:tab/>3--INR to YEN</text:p>
      <text:p text:style-name="P1"><text:tab/>4--DOLLAR to INR</text:p>
      <text:p text:style-name="P1"><text:tab/>5--EURO to INR</text:p>
      <text:p text:style-name="P1"><text:tab/>6--YEN to INR</text:p>
      <text:p text:style-name="P1">ENTER YOUR CHOICE :1</text:p>
      <text:p text:style-name="P1">eneter money : 1</text:p>
      <text:p text:style-name="P1">money is converted 0.014</text:p>
      <text:p text:style-name="P1"><text:tab/><text:tab/><text:tab/>do you want continue with options press 1 : <text:s/>1</text:p>
      <text:p text:style-name="P1">1--currency converter</text:p>
      <text:p text:style-name="P1">2--Distance converter</text:p>
      <text:p text:style-name="P1">3--Time convereter</text:p>
      <text:p text:style-name="P1">enter your option : 2</text:p>
      <text:p text:style-name="P1"><text:tab/>1--METER to KILOMETER</text:p>
      <text:p text:style-name="P1"><text:tab/>2--MILES to KILOMETER</text:p>
      <text:p text:style-name="P1"><text:tab/>3--KILOMETER to METER</text:p>
      <text:p text:style-name="P1"><text:tab/>4--KILOMETER to MILES</text:p>
      <text:p text:style-name="P1">ENTER YOUR CHOICE : 2</text:p>
      <text:p text:style-name="P1">enter distance : 1</text:p>
      <text:p text:style-name="P1">distance is converted 1.60934</text:p>
      <text:p text:style-name="P1"><text:tab/><text:tab/><text:tab/>do you want continue with options press 1 : <text:s/>1</text:p>
      <text:p text:style-name="P1">1--currency converter</text:p>
      <text:p text:style-name="P1">2--Distance converter</text:p>
      <text:p text:style-name="P1">3--Time convereter</text:p>
      <text:p text:style-name="P1">enter your option : 3</text:p>
      <text:p text:style-name="P1"><text:tab/>1--HOURS to MINUTES</text:p>
      <text:p text:style-name="P1"><text:tab/>2--MINUTES to SECONDS</text:p>
      <text:p text:style-name="P1"><text:tab/>3--MINUTES to HOURS</text:p>
      <text:p text:style-name="P1"><text:tab/>4--SECONDS to MINUTES</text:p>
      <text:p text:style-name="P1">ENTER YOUR CHOICE :4 <text:s text:c="2"/></text:p>
      <text:p text:style-name="P1">enter time : 2</text:p>
      <text:p text:style-name="P1">time is converted <text:s/>0.033333335</text:p>
      <text:p text:style-name="P1"><text:tab/><text:tab/><text:tab/>do you want continue with options press 1 : <text:s/>2</text:p>
      <text:p text:style-name="P1"/>
      <text:p text:style-name="P1"/>
      <text:p text:style-name="P1"/>
      <text:p text:style-name="P1">*/</text:p>
      <text:p text:style-name="P1"/>
      <text:p text:style-name="P1"><text:s text:c="53"/>-------end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0:22:39.556349338</meta:creation-date>
    <dc:date>2019-09-02T10:33:09.642275309</dc:date>
    <meta:editing-duration>PT10M8S</meta:editing-duration>
    <meta:editing-cycles>3</meta:editing-cycles>
    <meta:generator>LibreOffice/6.2.4.2$Linux_X86_64 LibreOffice_project/20$Build-2</meta:generator>
    <meta:document-statistic meta:table-count="0" meta:image-count="0" meta:object-count="0" meta:page-count="7" meta:paragraph-count="348" meta:word-count="808" meta:character-count="7844" meta:non-whitespace-character-count="6393"/>
  </office:meta>
</office:document-meta>
</file>